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1089daa" officeooo:paragraph-rsid="01089daa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officeooo:paragraph-rsid="00fc6b49"/>
    </style:style>
    <style:style style:name="P1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6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0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1072f76" officeooo:paragraph-rsid="01072f76" style:font-size-asian="11pt" style:font-weight-asian="bold" style:font-name-complex="Arial" style:font-size-complex="11pt" style:language-complex="ar" style:country-complex="SA" style:font-weight-complex="bold"/>
    </style:style>
    <style:style style:name="P21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2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2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officeooo:rsid="01072f76" officeooo:paragraph-rsid="00d4e7dd" fo:background-color="transparent" style:font-size-asian="24pt" style:font-size-complex="24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93315" fo:background-color="transparent" style:font-size-asian="16pt" style:font-weight-asian="bold" style:font-size-complex="16pt" style:language-complex="ar" style:country-complex="SA"/>
    </style:style>
    <style:style style:name="P26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93315" style:language-complex="ar" style:country-complex="SA"/>
    </style:style>
    <style:style style:name="P27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8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style:language-complex="ar" style:country-complex="SA"/>
    </style:style>
    <style:style style:name="P2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93315" fo:background-color="transparent" style:font-size-asian="16pt" style:font-weight-asian="bold" style:font-size-complex="16pt" style:language-complex="ar" style:country-complex="SA"/>
    </style:style>
    <style:style style:name="P30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89da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officeooo:rsid="00e804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1">CFG</text:span><text:span text:style-name="T10">S Administració de Sistemes Informàtics</text:span></text:p>
      <text:p text:style-name="P25">CFGS Desenvolupament d'Aplicacions Multiplataforma</text:p>
      <text:h text:style-name="P29" text:outline-level="1">CFGS Desenvolupament d'Aplicacions <text:span text:style-name="T16">Web</text:span></text:h>
      <text:h text:style-name="P28" text:outline-level="1"><text:span text:style-name="T14">Mòdul 3</text:span><text:span text:style-name="T13"> – Programació bàsica</text:span></text:h>
      <text:h text:style-name="P30" text:outline-level="1">UF2 – <text:span text:style-name="T15">Programació modular</text:span></text:h>
      <text:p text:style-name="P24">Proposta de millora A5MI</text:p>
      <text:p text:style-name="P23"/>
      <text:p text:style-name="P19"/>
      <text:p text:style-name="P16"/>
      <text:p text:style-name="P20">Descripció de la proposta<text:bookmark-start text:name="__DdeLink__3243_1392924193"/></text:p>
      <text:h text:style-name="P27" text:outline-level="1"><text:bookmark-end text:name="__DdeLink__3243_1392924193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1089daa" officeooo:paragraph-rsid="01089daa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9da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</text:span><text:span text:style-name="MT4">MI</text:span></text:p>
                  </table:table-cell>
                  <table:table-cell table:style-name="Taula1.A1" office:value-type="string">
                    <text:p text:style-name="MP6">Activitat <text:span text:style-name="MT5">A5MI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Proposta de millora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2</meta:editing-cycles>
    <meta:editing-duration>P5DT3H5M37S</meta:editing-duration>
    <dc:date>2016-04-25T07:28:46.445448127</dc:date>
    <dc:creator>Josep Bornas</dc:creator>
    <meta:document-statistic meta:table-count="2" meta:image-count="3" meta:object-count="0" meta:page-count="1" meta:paragraph-count="24" meta:word-count="73" meta:character-count="537" meta:non-whitespace-character-count="485"/>
    <meta:user-defined meta:name="Info 1"/>
    <meta:user-defined meta:name="Info 2"/>
    <meta:user-defined meta:name="Info 3"/>
    <meta:user-defined meta:name="Info 4"/>
  </office:meta>
</office:document-meta>
</file>